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10"/>
    <style:style style:name="ce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mber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ouncil Member</text:p>
          </table:table-cell>
          <table:table-cell office:value-type="string" calcext:value-type="string">
            <text:p>District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ike Diekho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Tim Mayer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ike Diekho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Tim Mayer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Tim Mayer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Steve Vola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Tim Mayer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Andy Ruff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usan Sandberg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Andy Ruff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sabel Piedmont-Smi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Brad Wisl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ike Satterfiel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Isabel Piedmont-Smi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ike Satterfiel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ndy Ruff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ike Satterfiel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ndy Ruff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orothy Grang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arty Spechl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orothy Grang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arty Spechl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orothy Grang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rty Spechl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Tim Mayer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orothy Grang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Tim Mayer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orothy Grang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Dorothy Grang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Jim Sims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Dorothy Grang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Jim Sims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Dorothy Grang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Dave Ro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Jim Sims</text:p>
          </table:table-cell>
          <table:table-cell office:value-type="string" calcext:value-type="string">
            <text:p>At-Large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Chris Sturbaum</text:p>
          </table:table-cell>
          <table:table-cell office:value-type="float" office:value="1" calcext:value-type="float">
            <text:p>1</text:p>
          </table:table-cell>
        </table:table-row>
      </table:table>
      <table:table table:name="Membership-Counts" table:style-name="ta1">
        <table:shapes>
          <draw:frame draw:z-index="0" draw:style-name="gr1" draw:text-style-name="P1" svg:width="6.2996in" svg:height="3.5413in" svg:x="4.6205in" svg:y="0.3059in">
            <draw:object draw:notify-on-update-of-ranges="'Membership-Counts'.A3:'Membership-Counts'.A8 'Membership-Counts'.D2:'Membership-Counts'.D2 'Membership-Counts'.D3:'Membership-Counts'.D8 'Membership-Counts'.E2:'Membership-Counts'.E2 'Membership-Counts'.E3:'Membership-Counts'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ce4"/>
        <table:table-row table:style-name="ro2">
          <table:table-cell office:value-type="string" calcext:value-type="string">
            <text:p>District Attendance on Sidewalk Committee</text:p>
            <text:p>vs Number of Projects Funded since 2004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table:style-name="ce1" office:value-type="string" calcext:value-type="string">
            <text:p>District</text:p>
          </table:table-cell>
          <table:table-cell table:style-name="ce1" office:value-type="string" calcext:value-type="string">
            <text:p>Years on</text:p>
            <text:p>Committee</text:p>
          </table:table-cell>
          <table:table-cell table:style-name="ce1" office:value-type="string" calcext:value-type="string">
            <text:p>Projects</text:p>
            <text:p>Funded</text:p>
          </table:table-cell>
          <table:table-cell table:style-name="ce1" office:value-type="string" calcext:value-type="string">
            <text:p>Percent</text:p>
            <text:p>Attendance</text:p>
          </table:table-cell>
          <table:table-cell table:style-name="ce1" office:value-type="string" calcext:value-type="string">
            <text:p>Percent</text:p>
            <text:p>Projects</text:p>
          </table:table-cell>
        </table:table-row>
        <table:table-row table:style-name="ro1">
          <table:table-cell office:value-type="string" calcext:value-type="string">
            <text:p>District 1</text:p>
          </table:table-cell>
          <table:table-cell table:formula="of:=COUNTIF([$Members.C1:$Members.C100];1)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B3]/17" office:value-type="percentage" office:value="1" calcext:value-type="percentage">
            <text:p>100%</text:p>
          </table:table-cell>
          <table:table-cell table:formula="of:=[.C3]/[.C10]" office:value-type="percentage" office:value="0.183673469387755" calcext:value-type="percentage">
            <text:p>18.37%</text:p>
          </table:table-cell>
        </table:table-row>
        <table:table-row table:style-name="ro1">
          <table:table-cell office:value-type="string" calcext:value-type="string">
            <text:p>District 4</text:p>
          </table:table-cell>
          <table:table-cell table:formula="of:=COUNTIF([$Members.C1:$Members.C100];4)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formula="of:=[.B4]/17" office:value-type="percentage" office:value="1" calcext:value-type="percentage">
            <text:p>100%</text:p>
          </table:table-cell>
          <table:table-cell table:formula="of:=[.C4]/[.C10]" office:value-type="percentage" office:value="0.489795918367347" calcext:value-type="percentage">
            <text:p>48.98%</text:p>
          </table:table-cell>
        </table:table-row>
        <table:table-row table:style-name="ro1">
          <table:table-cell office:value-type="string" calcext:value-type="string">
            <text:p>District 2</text:p>
          </table:table-cell>
          <table:table-cell table:formula="of:=COUNTIF([$Members.C1:$Members.C100];2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5]/17" office:value-type="percentage" office:value="0.529411764705882" calcext:value-type="percentage">
            <text:p>53%</text:p>
          </table:table-cell>
          <table:table-cell table:formula="of:=[.C5]/[.C10]" office:value-type="percentage" office:value="0.0408163265306122" calcext:value-type="percentage">
            <text:p>4.08%</text:p>
          </table:table-cell>
        </table:table-row>
        <table:table-row table:style-name="ro1">
          <table:table-cell office:value-type="string" calcext:value-type="string">
            <text:p>District 3</text:p>
          </table:table-cell>
          <table:table-cell table:formula="of:=COUNTIF([$Members.C1:$Members.C100];3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6]/17" office:value-type="percentage" office:value="0.470588235294118" calcext:value-type="percentage">
            <text:p>47%</text:p>
          </table:table-cell>
          <table:table-cell table:formula="of:=[.C6]/[.C10]" office:value-type="percentage" office:value="0.142857142857143" calcext:value-type="percentage">
            <text:p>14.29%</text:p>
          </table:table-cell>
        </table:table-row>
        <table:table-row table:style-name="ro1">
          <table:table-cell office:value-type="string" calcext:value-type="string">
            <text:p>District 5</text:p>
          </table:table-cell>
          <table:table-cell table:formula="of:=COUNTIF([$Members.C1:$Members.C100];5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7]/17" office:value-type="percentage" office:value="0.117647058823529" calcext:value-type="percentage">
            <text:p>12%</text:p>
          </table:table-cell>
          <table:table-cell table:formula="of:=[.C7]/[.C10]" office:value-type="percentage" office:value="0.122448979591837" calcext:value-type="percentage">
            <text:p>12.24%</text:p>
          </table:table-cell>
        </table:table-row>
        <table:table-row table:style-name="ro1">
          <table:table-cell office:value-type="string" calcext:value-type="string">
            <text:p>District 6</text:p>
          </table:table-cell>
          <table:table-cell table:formula="of:=COUNTIF([$Members.C1:.C100];6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8]/17" office:value-type="percentage" office:value="0.0588235294117647" calcext:value-type="percentage">
            <text:p>6%</text:p>
          </table:table-cell>
          <table:table-cell table:formula="of:=[.C8]/[.C10]" office:value-type="percentage" office:value="0.0204081632653061" calcext:value-type="percentage">
            <text:p>2.04%</text:p>
          </table:table-cell>
        </table:table-row>
        <table:table-row table:style-name="ro1">
          <table:table-cell office:value-type="string" calcext:value-type="string">
            <text:p>At-Large</text:p>
          </table:table-cell>
          <table:table-cell office:value-type="float" office:value="14" calcext:value-type="float">
            <text:p>14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Total Years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SUM([.C3:.C8])" office:value-type="float" office:value="49" calcext:value-type="float">
            <text:p>49</text:p>
          </table:table-cell>
          <table:table-cell table:style-name="Default" table:number-columns-repeated="2"/>
        </table:table-row>
        <table:table-row table:style-name="ro3">
          <table:table-cell office:value-type="string" calcext:value-type="string">
            <text:p>* Dave Rollo has been on</text:p>
            <text:p> For 17 years for District 1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 calcext:value-type="string">
            <text:p>* Chris Sturbaum from District 4 </text:p>
            <text:p>Was on for 16 years, till 2019.</text:p>
          </table:table-cell>
          <table:table-cell table:number-columns-repeated="2"/>
          <table:table-cell table:style-name="Default" table:number-columns-repeated="2"/>
        </table:table-row>
      </table:table>
      <table:named-expressions/>
      <table:database-ranges>
        <table:database-range table:name="__Anonymous_Sheet_DB__1" table:target-range-address="'Membership-Counts'.A17:'Membership-Counts'.B2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Free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 style:data-style-name="N2" text:time-value="16:20:07.204538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6T13:47:19.541157046</meta:creation-date>
    <dc:date>2020-10-11T16:25:33.945696503</dc:date>
    <meta:editing-duration>PT47M4S</meta:editing-duration>
    <meta:editing-cycles>5</meta:editing-cycles>
    <meta:generator>LibreOffice/7.0.2.2$Linux_X86_64 LibreOffice_project/00$Build-2</meta:generator>
    <meta:document-statistic meta:table-count="2" meta:cell-count="25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8.996cm" xlink:href=".." xlink:type="simple" chart:class="chart:bar" chart:style-name="ch1">
        <chart:title svg:x="3.631cm" svg:y="0.314cm" chart:style-name="ch2">
          <text:p>District Attendance on Sidewalk Committee
vs Number of Projects Funded since 2004</text:p>
        </chart:title>
        <chart:legend chart:legend-position="end" svg:x="13.501cm" svg:y="3.553cm" style:legend-expansion="high" chart:style-name="ch3"/>
        <chart:plot-area chart:style-name="ch4" table:cell-range-address="'Membership-Counts'.A3:'Membership-Counts'.A8 'Membership-Counts'.D2:'Membership-Counts'.E8" chart:data-source-has-labels="both" svg:x="0.32cm" svg:y="1.776cm" svg:width="12.861cm" svg:height="7.041cm">
          <chart:coordinate-region svg:x="1.444cm" svg:y="1.976cm" svg:width="11.737cm" svg:height="6.194cm"/>
          <chart:axis chart:dimension="x" chart:name="primary-x" chart:style-name="ch5" chartooo:axis-type="auto">
            <chartooo:date-scale/>
            <chart:categories table:cell-range-address="'Membership-Counts'.A3:'Membership-Counts'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Membership-Counts'.D3:'Membership-Counts'.D8" chart:label-cell-address="'Membership-Counts'.D2:'Membership-Counts'.D2" chart:class="chart:bar">
            <chart:data-point chart:repeated="6"/>
          </chart:series>
          <chart:series chart:style-name="ch9" chart:values-cell-range-address="'Membership-Counts'.E3:'Membership-Counts'.E8" chart:label-cell-address="'Membership-Counts'.E2:'Membership-Counts'.E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
Attendance</text:p>
                <draw:g>
                  <svg:desc>'Membership-Counts'.D2:'Membership-Counts'.D2</svg:desc>
                </draw:g>
              </table:table-cell>
              <table:table-cell office:value-type="string">
                <text:p>Percent
Projects</text:p>
                <draw:g>
                  <svg:desc>'Membership-Counts'.E2:'Membership-Counts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trict 1</text:p>
                <draw:g>
                  <svg:desc>'Membership-Counts'.A3:'Membership-Counts'.A8</svg:desc>
                </draw:g>
              </table:table-cell>
              <table:table-cell office:value-type="float" office:value="1">
                <text:p>1</text:p>
                <draw:g>
                  <svg:desc>'Membership-Counts'.D3:'Membership-Counts'.D8</svg:desc>
                </draw:g>
              </table:table-cell>
              <table:table-cell office:value-type="float" office:value="0.183673469387755">
                <text:p>0.183673469387755</text:p>
                <draw:g>
                  <svg:desc>'Membership-Counts'.E3:'Membership-Counts'.E8</svg:desc>
                </draw:g>
              </table:table-cell>
            </table:table-row>
            <table:table-row>
              <table:table-cell office:value-type="string">
                <text:p>District 4</text:p>
              </table:table-cell>
              <table:table-cell office:value-type="float" office:value="1">
                <text:p>1</text:p>
              </table:table-cell>
              <table:table-cell office:value-type="float" office:value="0.489795918367347">
                <text:p>0.489795918367347</text:p>
              </table:table-cell>
            </table:table-row>
            <table:table-row>
              <table:table-cell office:value-type="string">
                <text:p>District 2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0408163265306122">
                <text:p>0.0408163265306122</text:p>
              </table:table-cell>
            </table:table-row>
            <table:table-row>
              <table:table-cell office:value-type="string">
                <text:p>District 3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District 5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122448979591837">
                <text:p>0.122448979591837</text:p>
              </table:table-cell>
            </table:table-row>
            <table:table-row>
              <table:table-cell office:value-type="string">
                <text:p>District 6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0204081632653061">
                <text:p>0.02040816326530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